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27.6mm"/>
    </style:style>
    <style:style style:name="co2" style:family="table-column">
      <style:table-column-properties fo:break-before="auto" style:column-width="31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모두 전역변수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7"/>
          <table:table-cell office:value-type="string" calcext:value-type="string">
            <text:p>개수</text:p>
          </table:table-cell>
          <table:table-cell office:value-type="string" calcext:value-type="string">
            <text:p>형식</text:p>
          </table:table-cell>
          <table:table-cell office:value-type="string" calcext:value-type="string">
            <text:p>바이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32_t</text:p>
          </table:table-cell>
          <table:table-cell office:value-type="string" calcext:value-type="string">
            <text:p>tTime;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2]*[.I2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8_t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;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[.H3]*[.I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8_t</text:p>
          </table:table-cell>
          <table:table-cell office:value-type="string" calcext:value-type="string">
            <text:p>init_cas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;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[.H4]*[.I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5]*[.I5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am size</text:p>
          </table:table-cell>
          <table:table-cell office:value-type="float" office:value="256788" calcext:value-type="float">
            <text:p>256788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input_const_ma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.0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6]*[.I6]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in_heap_size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thr_input(6);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H7]*[.I7]"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min_stack_size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table:number-columns-repeated="9"/>
          <table:table-cell table:formula="of:=[.H8]*[.I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9]*[.I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x_global_size</text:p>
          </table:table-cell>
          <table:table-cell table:formula="of:=[.P5]-[.P6]-[.P7]" office:value-type="float" office:value="213780" calcext:value-type="float">
            <text:p>213780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state_const_ma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8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10]*[.I10]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x_global_size(no heap)</text:p>
          </table:table-cell>
          <table:table-cell table:formula="of:=[.P5]-[.P7]" office:value-type="float" office:value="246548" calcext:value-type="float">
            <text:p>246548</text:p>
          </table:table-cell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thr_state(6);</text:p>
          </table:table-cell>
          <table:table-cell table:number-columns-repeated="5"/>
          <table:table-cell table:formula="of:=[.P17]*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H11]*[.I1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12]*[.I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13]*[.I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mu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14]*[.I14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15]*[.I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16]*[.I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x0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17]*[.I17]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table:formula="of:=[.H18]*[.I18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pOASES::Options</text:p>
          </table:table-cell>
          <table:table-cell office:value-type="string" calcext:value-type="string">
            <text:p>options;</text:p>
          </table:table-cell>
          <table:table-cell table:number-columns-repeated="7"/>
          <table:table-cell table:formula="of:=[.H19]*[.I1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pOASES::int_t</text:p>
          </table:table-cell>
          <table:table-cell office:value-type="string" calcext:value-type="string">
            <text:p>nWS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0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20]*[.I20]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um of ref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table:number-columns-repeated="9"/>
          <table:table-cell table:formula="of:=[.H21]*[.I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pOASES::real_t</text:p>
          </table:table-cell>
          <table:table-cell office:value-type="string" calcext:value-type="string">
            <text:p>xOpt[n]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22]*[.I22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23]*[.I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d</text:p>
          </table:table-cell>
          <table:table-cell office:value-type="string" calcext:value-type="string">
            <text:p>t;</text:p>
          </table:table-cell>
          <table:table-cell table:number-columns-repeated="5"/>
          <table:table-cell table:formula="of:=[.P20]" office:value-type="float" office:value="1301" calcext:value-type="float">
            <text:p>1301</text:p>
          </table:table-cell>
          <table:table-cell office:value-type="float" office:value="8" calcext:value-type="float">
            <text:p>8</text:p>
          </table:table-cell>
          <table:table-cell table:formula="of:=[.H24]*[.I24]" office:value-type="float" office:value="10408" calcext:value-type="float">
            <text:p>10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d</text:p>
          </table:table-cell>
          <table:table-cell office:value-type="string" calcext:value-type="string">
            <text:p>x_ref,</text:p>
          </table:table-cell>
          <table:table-cell office:value-type="string" calcext:value-type="string">
            <text:p>y_ref,</text:p>
          </table:table-cell>
          <table:table-cell office:value-type="string" calcext:value-type="string">
            <text:p>theta_ref;</text:p>
          </table:table-cell>
          <table:table-cell table:number-columns-repeated="3"/>
          <table:table-cell table:formula="of:=[.P20]*[.P17]" office:value-type="float" office:value="3903" calcext:value-type="float">
            <text:p>3903</text:p>
          </table:table-cell>
          <table:table-cell office:value-type="float" office:value="8" calcext:value-type="float">
            <text:p>8</text:p>
          </table:table-cell>
          <table:table-cell table:formula="of:=[.H25]*[.I25]" office:value-type="float" office:value="31224" calcext:value-type="float">
            <text:p>31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d</text:p>
          </table:table-cell>
          <table:table-cell office:value-type="string" calcext:value-type="string">
            <text:p>dx_ref,</text:p>
          </table:table-cell>
          <table:table-cell office:value-type="string" calcext:value-type="string">
            <text:p>dy_ref,</text:p>
          </table:table-cell>
          <table:table-cell office:value-type="string" calcext:value-type="string">
            <text:p>dtheta_ref;</text:p>
          </table:table-cell>
          <table:table-cell table:number-columns-repeated="3"/>
          <table:table-cell table:formula="of:=[.P20]*[.P17]" office:value-type="float" office:value="3903" calcext:value-type="float">
            <text:p>3903</text:p>
          </table:table-cell>
          <table:table-cell office:value-type="float" office:value="8" calcext:value-type="float">
            <text:p>8</text:p>
          </table:table-cell>
          <table:table-cell table:formula="of:=[.H26]*[.I26]" office:value-type="float" office:value="31224" calcext:value-type="float">
            <text:p>31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d</text:p>
          </table:table-cell>
          <table:table-cell office:value-type="string" calcext:value-type="string">
            <text:p>ddx_ref,</text:p>
          </table:table-cell>
          <table:table-cell office:value-type="string" calcext:value-type="string">
            <text:p>ddy_ref,</text:p>
          </table:table-cell>
          <table:table-cell office:value-type="string" calcext:value-type="string">
            <text:p>ddtheta_ref;</text:p>
          </table:table-cell>
          <table:table-cell table:number-columns-repeated="3"/>
          <table:table-cell table:formula="of:=[.P20]*[.P17]" office:value-type="float" office:value="3903" calcext:value-type="float">
            <text:p>3903</text:p>
          </table:table-cell>
          <table:table-cell office:value-type="float" office:value="8" calcext:value-type="float">
            <text:p>8</text:p>
          </table:table-cell>
          <table:table-cell table:formula="of:=[.H27]*[.I27]" office:value-type="float" office:value="31224" calcext:value-type="float">
            <text:p>31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Xd</text:p>
          </table:table-cell>
          <table:table-cell office:value-type="string" calcext:value-type="string">
            <text:p>xr(1301,</text:p>
          </table:table-cell>
          <table:table-cell office:value-type="string" calcext:value-type="string">
            <text:p>n);</text:p>
          </table:table-cell>
          <table:table-cell table:number-columns-repeated="4"/>
          <table:table-cell table:formula="of:=[.P20]*[.P17]" office:value-type="float" office:value="3903" calcext:value-type="float">
            <text:p>3903</text:p>
          </table:table-cell>
          <table:table-cell office:value-type="float" office:value="8" calcext:value-type="float">
            <text:p>8</text:p>
          </table:table-cell>
          <table:table-cell table:formula="of:=[.H28]*[.I28]" office:value-type="float" office:value="31224" calcext:value-type="float">
            <text:p>31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Xd</text:p>
          </table:table-cell>
          <table:table-cell office:value-type="string" calcext:value-type="string">
            <text:p>ur(1301,</text:p>
          </table:table-cell>
          <table:table-cell office:value-type="string" calcext:value-type="string">
            <text:p>m);</text:p>
          </table:table-cell>
          <table:table-cell table:number-columns-repeated="4"/>
          <table:table-cell table:formula="of:=[.P20]*[.P17]" office:value-type="float" office:value="3903" calcext:value-type="float">
            <text:p>3903</text:p>
          </table:table-cell>
          <table:table-cell office:value-type="float" office:value="8" calcext:value-type="float">
            <text:p>8</text:p>
          </table:table-cell>
          <table:table-cell table:formula="of:=[.H29]*[.I29]" office:value-type="float" office:value="31224" calcext:value-type="float">
            <text:p>31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Xd</text:p>
          </table:table-cell>
          <table:table-cell office:value-type="string" calcext:value-type="string">
            <text:p>ddxr(1301,</text:p>
          </table:table-cell>
          <table:table-cell office:value-type="string" calcext:value-type="string">
            <text:p>n);</text:p>
          </table:table-cell>
          <table:table-cell table:number-columns-repeated="4"/>
          <table:table-cell table:formula="of:=[.P20]*[.P17]" office:value-type="float" office:value="3903" calcext:value-type="float">
            <text:p>3903</text:p>
          </table:table-cell>
          <table:table-cell office:value-type="float" office:value="8" calcext:value-type="float">
            <text:p>8</text:p>
          </table:table-cell>
          <table:table-cell table:formula="of:=[.H30]*[.I30]" office:value-type="float" office:value="31224" calcext:value-type="float">
            <text:p>31224</text:p>
          </table:table-cell>
          <table:table-cell/>
          <table:table-cell table:formula="of:=SUM([.J24:.J30])" office:value-type="float" office:value="197752" calcext:value-type="float">
            <text:p>197752</text:p>
          </table:table-cell>
          <table:table-cell office:value-type="string" calcext:value-type="string">
            <text:p>ref만 거의 200k네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31]*[.I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A(n,n);</text:p>
          </table:table-cell>
          <table:table-cell table:number-columns-repeated="5"/>
          <table:table-cell table:formula="of:=[.P17]*[.P17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H32]*[.I32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B(n,m);</text:p>
          </table:table-cell>
          <table:table-cell table:number-columns-repeated="5"/>
          <table:table-cell table:formula="of:=[.P17]*[.P18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H33]*[.I33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34]*[.I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x0_tilt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5]*[.I35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u_tilt(m);</text:p>
          </table:table-cell>
          <table:table-cell table:number-columns-repeated="5"/>
          <table:table-cell table:formula="of:=[.P18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6]*[.I36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x_tilt_current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7]*[.I37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u(m);</text:p>
          </table:table-cell>
          <table:table-cell table:number-columns-repeated="5"/>
          <table:table-cell table:formula="of:=[.P18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8]*[.I38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x_state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9]*[.I39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dx_state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40]*[.I40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ddx_state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41]*[.I4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42]*[.I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32_t</text:p>
          </table:table-cell>
          <table:table-cell office:value-type="string" calcext:value-type="string">
            <text:p>cur_state;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H43]*[.I43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44]*[.I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Sx(n*N,n);</text:p>
          </table:table-cell>
          <table:table-cell table:number-columns-repeated="5"/>
          <table:table-cell table:formula="of:=[.P17]*[.P19]*[.P17]"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[.H45]*[.I45]" office:value-type="float" office:value="720" calcext:value-type="float">
            <text:p>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Su(n*N,m*N);</text:p>
          </table:table-cell>
          <table:table-cell table:number-columns-repeated="5"/>
          <table:table-cell table:formula="of:=[.P17]*[.P19]*[.P18]*[.P19]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formula="of:=[.H46]*[.I46]" office:value-type="float" office:value="7200" calcext:value-type="float">
            <text:p>7200</text:p>
          </table:table-cell>
          <table:table-cell table:formula="of:=SUM([.J2:.J46])" office:value-type="float" office:value="206178" calcext:value-type="float">
            <text:p>206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Qb(n*N,</text:p>
          </table:table-cell>
          <table:table-cell office:value-type="string" calcext:value-type="string">
            <text:p>n*N);</text:p>
          </table:table-cell>
          <table:table-cell table:number-columns-repeated="4"/>
          <table:table-cell table:formula="of:=[.P17]*[.P19]*[.P17]*[.P19]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formula="of:=[.H47]*[.I47]" office:value-type="float" office:value="7200" calcext:value-type="float">
            <text:p>7200</text:p>
          </table:table-cell>
          <table:table-cell table:formula="of:=SUM([.J3:.J47])" office:value-type="float" office:value="213374" calcext:value-type="float">
            <text:p>213374</text:p>
          </table:table-cell>
          <table:table-cell/>
          <table:table-cell office:value-type="string" calcext:value-type="string">
            <text:p>N=15이면여기까지만 돌아가네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Rb(m*N,</text:p>
          </table:table-cell>
          <table:table-cell office:value-type="string" calcext:value-type="string">
            <text:p>m*N);</text:p>
          </table:table-cell>
          <table:table-cell table:number-columns-repeated="4"/>
          <table:table-cell table:formula="of:=[.P18]*[.P19]*[.P18]*[.P19]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formula="of:=[.H48]*[.I48]" office:value-type="float" office:value="7200" calcext:value-type="float">
            <text:p>7200</text:p>
          </table:table-cell>
          <table:table-cell table:formula="of:=SUM([.J4:.J48])" office:value-type="float" office:value="220573" calcext:value-type="float">
            <text:p>22057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49]*[.I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&lt;double,Eigen::Dynamic,Eigen::Dynamic,Eigen::RowMajor&gt;</text:p>
          </table:table-cell>
          <table:table-cell office:value-type="string" calcext:value-type="string">
            <text:p>H_eigen(m*N,m*N);</text:p>
          </table:table-cell>
          <table:table-cell table:number-columns-repeated="5"/>
          <table:table-cell table:formula="of:=[.P18]*[.P19]*[.P18]*[.P19]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formula="of:=[.H50]*[.I50]" office:value-type="float" office:value="7200" calcext:value-type="float">
            <text:p>7200</text:p>
          </table:table-cell>
          <table:table-cell table:formula="of:=SUM([.J6:.J50])" office:value-type="float" office:value="227772" calcext:value-type="float">
            <text:p>227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gen::Matrix&lt;double,Eigen::Dynamic,Eigen::Dynamic,Eigen::RowMajor&gt;</text:p>
          </table:table-cell>
          <table:table-cell office:value-type="string" calcext:value-type="string">
            <text:p>F_eigen(n,m*N);</text:p>
          </table:table-cell>
          <table:table-cell table:number-columns-repeated="5"/>
          <table:table-cell table:formula="of:=[.P17]*[.P18]*[.P19]"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[.H51]*[.I51]" office:value-type="float" office:value="720" calcext:value-type="float">
            <text:p>720</text:p>
          </table:table-cell>
          <table:table-cell table:formula="of:=SUM([.J7:.J51])" office:value-type="float" office:value="228488" calcext:value-type="float">
            <text:p>228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gen::Matrix&lt;double,Eigen::Dynamic,Eigen::Dynamic,Eigen::RowMajor&gt;</text:p>
          </table:table-cell>
          <table:table-cell office:value-type="string" calcext:value-type="string">
            <text:p>Y_eigen(n,n);</text:p>
          </table:table-cell>
          <table:table-cell table:number-columns-repeated="5"/>
          <table:table-cell table:formula="of:=[.P17]*[.P17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H52]*[.I52]" office:value-type="float" office:value="72" calcext:value-type="float">
            <text:p>72</text:p>
          </table:table-cell>
          <table:table-cell table:formula="of:=SUM([.J8:.J52])" office:value-type="float" office:value="228512" calcext:value-type="float">
            <text:p>228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G_eigen(2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3]*[.I53]" office:value-type="float" office:value="0" calcext:value-type="float">
            <text:p>0</text:p>
          </table:table-cell>
          <table:table-cell table:formula="of:=SUM([.J9:.J53])" office:value-type="float" office:value="228512" calcext:value-type="float">
            <text:p>228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wl_input_eigen(2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4]*[.I54]" office:value-type="float" office:value="0" calcext:value-type="float">
            <text:p>0</text:p>
          </table:table-cell>
          <table:table-cell table:formula="of:=SUM([.J10:.J54])" office:value-type="float" office:value="228512" calcext:value-type="float">
            <text:p>228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wu_input_eigen(2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5]*[.I55]" office:value-type="float" office:value="0" calcext:value-type="float">
            <text:p>0</text:p>
          </table:table-cell>
          <table:table-cell table:formula="of:=SUM([.J11:.J55])" office:value-type="float" office:value="228508" calcext:value-type="float">
            <text:p>228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wl_eigen(1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6]*[.I56]" office:value-type="float" office:value="0" calcext:value-type="float">
            <text:p>0</text:p>
          </table:table-cell>
          <table:table-cell table:formula="of:=SUM([.J12:.J56])" office:value-type="float" office:value="228460" calcext:value-type="float">
            <text:p>228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wu_eigen(1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7]*[.I57]" office:value-type="float" office:value="0" calcext:value-type="float">
            <text:p>0</text:p>
          </table:table-cell>
          <table:table-cell table:formula="of:=SUM([.J13:.J57])" office:value-type="float" office:value="228460" calcext:value-type="float">
            <text:p>22846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58]*[.I58]" office:value-type="float" office:value="0" calcext:value-type="float">
            <text:p>0</text:p>
          </table:table-cell>
          <table:table-cell table:formula="of:=SUM([.J14:.J58])" office:value-type="float" office:value="228460" calcext:value-type="float">
            <text:p>228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pOASES::real_t*</text:p>
          </table:table-cell>
          <table:table-cell office:value-type="string" calcext:value-type="string">
            <text:p>H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_eigen.data();</text:p>
          </table:table-cell>
          <table:table-cell table:number-columns-repeated="3"/>
          <table:table-cell table:formula="of:=[.H50]"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formula="of:=[.H59]*[.I59]" office:value-type="float" office:value="7200" calcext:value-type="float">
            <text:p>7200</text:p>
          </table:table-cell>
          <table:table-cell table:formula="of:=SUM([.J15:.J59])" office:value-type="float" office:value="235636" calcext:value-type="float">
            <text:p>235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pOASES::real_t*</text:p>
          </table:table-cell>
          <table:table-cell office:value-type="string" calcext:value-type="string">
            <text:p>F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_eigen.data();</text:p>
          </table:table-cell>
          <table:table-cell table:number-columns-repeated="3"/>
          <table:table-cell table:formula="of:=[.H51]"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[.H60]*[.I60]" office:value-type="float" office:value="720" calcext:value-type="float">
            <text:p>720</text:p>
          </table:table-cell>
          <table:table-cell table:formula="of:=SUM([.J16:.J60])" office:value-type="float" office:value="236356" calcext:value-type="float">
            <text:p>2363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pOASES::real_t*</text:p>
          </table:table-cell>
          <table:table-cell office:value-type="string" calcext:value-type="string">
            <text:p>Y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_eigen.data();</text:p>
          </table:table-cell>
          <table:table-cell table:number-columns-repeated="3"/>
          <table:table-cell table:formula="of:=[.H52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H61]*[.I61]" office:value-type="float" office:value="72" calcext:value-type="float">
            <text:p>72</text:p>
          </table:table-cell>
          <table:table-cell table:formula="of:=SUM([.J17:.J61])" office:value-type="float" office:value="236428" calcext:value-type="float">
            <text:p>2364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G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_eigen.data()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62]*[.I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wl_input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l_input_eigen.data()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63]*[.I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wu_input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u_input_eigen.data()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64]*[.I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wl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l_eigen.data()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65]*[.I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wu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u_eigen.data();</text:p>
          </table:table-cell>
          <table:table-cell table:number-columns-repeated="12"/>
        </table:table-row>
      </table:table>
      <table:table table:name="ref는 flash에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7"/>
          <table:table-cell office:value-type="string" calcext:value-type="string">
            <text:p>개수</text:p>
          </table:table-cell>
          <table:table-cell office:value-type="string" calcext:value-type="string">
            <text:p>형식</text:p>
          </table:table-cell>
          <table:table-cell office:value-type="string" calcext:value-type="string">
            <text:p>바이트</text:p>
          </table:table-cell>
          <table:table-cell office:value-type="string" calcext:value-type="string">
            <text:p>플래시</text:p>
          </table:table-cell>
          <table:table-cell office:value-type="string" calcext:value-type="string">
            <text:p>ram 합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int32_t</text:p>
          </table:table-cell>
          <table:table-cell office:value-type="string" calcext:value-type="string">
            <text:p>tTime;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2]*[.I2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8_t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;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[.H3]*[.I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8_t</text:p>
          </table:table-cell>
          <table:table-cell office:value-type="string" calcext:value-type="string">
            <text:p>init_cas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;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[.H4]*[.I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5]*[.I5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am size</text:p>
          </table:table-cell>
          <table:table-cell office:value-type="float" office:value="256788" calcext:value-type="float">
            <text:p>256788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input_const_ma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2.0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6]*[.I6]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in_heap_size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thr_input(6);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H7]*[.I7]"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min_stack_size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table:number-columns-repeated="9"/>
          <table:table-cell table:formula="of:=[.H8]*[.I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9]*[.I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x_global_size</text:p>
          </table:table-cell>
          <table:table-cell table:formula="of:=[.P5]-[.P6]-[.P7]" office:value-type="float" office:value="213780" calcext:value-type="float">
            <text:p>213780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state_const_ma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8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10]*[.I10]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x_global_size(no heap)</text:p>
          </table:table-cell>
          <table:table-cell table:formula="of:=[.P5]-[.P7]" office:value-type="float" office:value="246548" calcext:value-type="float">
            <text:p>246548</text:p>
          </table:table-cell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thr_state(6);</text:p>
          </table:table-cell>
          <table:table-cell table:number-columns-repeated="5"/>
          <table:table-cell table:formula="of:=[.P17]*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H11]*[.I1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12]*[.I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13]*[.I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mu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14]*[.I14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15]*[.I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16]*[.I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x0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17]*[.I17]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table:formula="of:=[.H18]*[.I18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pOASES::Options</text:p>
          </table:table-cell>
          <table:table-cell office:value-type="string" calcext:value-type="string">
            <text:p>options;</text:p>
          </table:table-cell>
          <table:table-cell table:number-columns-repeated="7"/>
          <table:table-cell table:formula="of:=[.H19]*[.I1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pOASES::int_t</text:p>
          </table:table-cell>
          <table:table-cell office:value-type="string" calcext:value-type="string">
            <text:p>nWS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00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20]*[.I20]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num of ref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table:number-columns-repeated="9"/>
          <table:table-cell table:formula="of:=[.H21]*[.I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pOASES::real_t</text:p>
          </table:table-cell>
          <table:table-cell office:value-type="string" calcext:value-type="string">
            <text:p>xOpt[n]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22]*[.I22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[.H23]*[.I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ArrayXd</text:p>
          </table:table-cell>
          <table:table-cell office:value-type="string" calcext:value-type="string">
            <text:p>t;</text:p>
          </table:table-cell>
          <table:table-cell table:number-columns-repeated="5"/>
          <table:table-cell table:formula="of:=[.P20]" office:value-type="float" office:value="1301" calcext:value-type="float">
            <text:p>130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24]*[.I24]" office:value-type="float" office:value="5204" calcext:value-type="float">
            <text:p>5204</text:p>
          </table:table-cell>
          <table:table-cell table:number-columns-repeated="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Eigen::ArrayXXd</text:p>
          </table:table-cell>
          <table:table-cell office:value-type="string" calcext:value-type="string">
            <text:p>xr(1301,</text:p>
          </table:table-cell>
          <table:table-cell office:value-type="string" calcext:value-type="string">
            <text:p>n);</text:p>
          </table:table-cell>
          <table:table-cell table:number-columns-repeated="4"/>
          <table:table-cell table:formula="of:=[.P20]*[.P17]" office:value-type="float" office:value="3903" calcext:value-type="float">
            <text:p>390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28]*[.I28]" office:value-type="float" office:value="15612" calcext:value-type="float">
            <text:p>15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gen::ArrayXXd</text:p>
          </table:table-cell>
          <table:table-cell office:value-type="string" calcext:value-type="string">
            <text:p>ur(1301,</text:p>
          </table:table-cell>
          <table:table-cell office:value-type="string" calcext:value-type="string">
            <text:p>m);</text:p>
          </table:table-cell>
          <table:table-cell table:number-columns-repeated="4"/>
          <table:table-cell table:formula="of:=[.P20]*[.P17]" office:value-type="float" office:value="3903" calcext:value-type="float">
            <text:p>390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29]*[.I29]" office:value-type="float" office:value="15612" calcext:value-type="float">
            <text:p>15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gen::ArrayXXd</text:p>
          </table:table-cell>
          <table:table-cell office:value-type="string" calcext:value-type="string">
            <text:p>ddxr(1301,</text:p>
          </table:table-cell>
          <table:table-cell office:value-type="string" calcext:value-type="string">
            <text:p>n);</text:p>
          </table:table-cell>
          <table:table-cell table:number-columns-repeated="4"/>
          <table:table-cell table:formula="of:=[.P20]*[.P17]" office:value-type="float" office:value="3903" calcext:value-type="float">
            <text:p>390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30]*[.I30]" office:value-type="float" office:value="15612" calcext:value-type="float">
            <text:p>1561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31]*[.I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A(n,n);</text:p>
          </table:table-cell>
          <table:table-cell table:number-columns-repeated="5"/>
          <table:table-cell table:formula="of:=[.P17]*[.P17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H32]*[.I32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B(n,m);</text:p>
          </table:table-cell>
          <table:table-cell table:number-columns-repeated="5"/>
          <table:table-cell table:formula="of:=[.P17]*[.P18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H33]*[.I33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34]*[.I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x0_tilt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5]*[.I35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u_tilt(m);</text:p>
          </table:table-cell>
          <table:table-cell table:number-columns-repeated="5"/>
          <table:table-cell table:formula="of:=[.P18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6]*[.I36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x_tilt_current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7]*[.I37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u(m);</text:p>
          </table:table-cell>
          <table:table-cell table:number-columns-repeated="5"/>
          <table:table-cell table:formula="of:=[.P18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8]*[.I38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x_state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39]*[.I39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dx_state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40]*[.I40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VectorXd</text:p>
          </table:table-cell>
          <table:table-cell office:value-type="string" calcext:value-type="string">
            <text:p>ddx_state(n);</text:p>
          </table:table-cell>
          <table:table-cell table:number-columns-repeated="5"/>
          <table:table-cell table:formula="of:=[.P17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H41]*[.I4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42]*[.I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32_t</text:p>
          </table:table-cell>
          <table:table-cell office:value-type="string" calcext:value-type="string">
            <text:p>cur_state;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H43]*[.I43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44]*[.I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Sx(n*N,n);</text:p>
          </table:table-cell>
          <table:table-cell table:number-columns-repeated="5"/>
          <table:table-cell table:formula="of:=[.P17]*[.P19]*[.P17]"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table:formula="of:=[.H45]*[.I45]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Su(n*N,m*N);</text:p>
          </table:table-cell>
          <table:table-cell table:number-columns-repeated="5"/>
          <table:table-cell table:formula="of:=[.P17]*[.P19]*[.P18]*[.P19]" office:value-type="float" office:value="2025" calcext:value-type="float">
            <text:p>2025</text:p>
          </table:table-cell>
          <table:table-cell office:value-type="float" office:value="8" calcext:value-type="float">
            <text:p>8</text:p>
          </table:table-cell>
          <table:table-cell table:formula="of:=[.H46]*[.I46]" office:value-type="float" office:value="16200" calcext:value-type="float">
            <text:p>16200</text:p>
          </table:table-cell>
          <table:table-cell/>
          <table:table-cell table:formula="of:=SUM([.J2:.J46])" office:value-type="float" office:value="17786" calcext:value-type="float">
            <text:p>17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Qb(n*N,</text:p>
          </table:table-cell>
          <table:table-cell office:value-type="string" calcext:value-type="string">
            <text:p>n*N);</text:p>
          </table:table-cell>
          <table:table-cell table:number-columns-repeated="4"/>
          <table:table-cell table:formula="of:=[.P17]*[.P19]*[.P17]*[.P19]" office:value-type="float" office:value="2025" calcext:value-type="float">
            <text:p>2025</text:p>
          </table:table-cell>
          <table:table-cell office:value-type="float" office:value="8" calcext:value-type="float">
            <text:p>8</text:p>
          </table:table-cell>
          <table:table-cell table:formula="of:=[.H47]*[.I47]" office:value-type="float" office:value="16200" calcext:value-type="float">
            <text:p>16200</text:p>
          </table:table-cell>
          <table:table-cell/>
          <table:table-cell table:formula="of:=SUM([.J3:.J47])" office:value-type="float" office:value="33982" calcext:value-type="float">
            <text:p>339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gen::MatrixXd</text:p>
          </table:table-cell>
          <table:table-cell office:value-type="string" calcext:value-type="string">
            <text:p>Rb(m*N,</text:p>
          </table:table-cell>
          <table:table-cell office:value-type="string" calcext:value-type="string">
            <text:p>m*N);</text:p>
          </table:table-cell>
          <table:table-cell table:number-columns-repeated="4"/>
          <table:table-cell table:formula="of:=[.P18]*[.P19]*[.P18]*[.P19]" office:value-type="float" office:value="2025" calcext:value-type="float">
            <text:p>2025</text:p>
          </table:table-cell>
          <table:table-cell office:value-type="float" office:value="8" calcext:value-type="float">
            <text:p>8</text:p>
          </table:table-cell>
          <table:table-cell table:formula="of:=[.H48]*[.I48]" office:value-type="float" office:value="16200" calcext:value-type="float">
            <text:p>16200</text:p>
          </table:table-cell>
          <table:table-cell/>
          <table:table-cell table:formula="of:=SUM([.J4:.J48])" office:value-type="float" office:value="50181" calcext:value-type="float">
            <text:p>5018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49]*[.I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::Matrix&lt;double,Eigen::Dynamic,Eigen::Dynamic,Eigen::RowMajor&gt;</text:p>
          </table:table-cell>
          <table:table-cell office:value-type="string" calcext:value-type="string">
            <text:p>H_eigen(m*N,m*N);</text:p>
          </table:table-cell>
          <table:table-cell table:number-columns-repeated="5"/>
          <table:table-cell table:formula="of:=[.P18]*[.P19]*[.P18]*[.P19]" office:value-type="float" office:value="2025" calcext:value-type="float">
            <text:p>2025</text:p>
          </table:table-cell>
          <table:table-cell office:value-type="float" office:value="8" calcext:value-type="float">
            <text:p>8</text:p>
          </table:table-cell>
          <table:table-cell table:formula="of:=[.H50]*[.I50]" office:value-type="float" office:value="16200" calcext:value-type="float">
            <text:p>16200</text:p>
          </table:table-cell>
          <table:table-cell/>
          <table:table-cell table:formula="of:=SUM([.J6:.J50])" office:value-type="float" office:value="66380" calcext:value-type="float">
            <text:p>663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gen::Matrix&lt;double,Eigen::Dynamic,Eigen::Dynamic,Eigen::RowMajor&gt;</text:p>
          </table:table-cell>
          <table:table-cell office:value-type="string" calcext:value-type="string">
            <text:p>F_eigen(n,m*N);</text:p>
          </table:table-cell>
          <table:table-cell table:number-columns-repeated="5"/>
          <table:table-cell table:formula="of:=[.P17]*[.P18]*[.P19]"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table:formula="of:=[.H51]*[.I51]" office:value-type="float" office:value="1080" calcext:value-type="float">
            <text:p>1080</text:p>
          </table:table-cell>
          <table:table-cell/>
          <table:table-cell table:formula="of:=SUM([.J7:.J51])" office:value-type="float" office:value="67456" calcext:value-type="float">
            <text:p>67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gen::Matrix&lt;double,Eigen::Dynamic,Eigen::Dynamic,Eigen::RowMajor&gt;</text:p>
          </table:table-cell>
          <table:table-cell office:value-type="string" calcext:value-type="string">
            <text:p>Y_eigen(n,n);</text:p>
          </table:table-cell>
          <table:table-cell table:number-columns-repeated="5"/>
          <table:table-cell table:formula="of:=[.P17]*[.P17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H52]*[.I52]" office:value-type="float" office:value="72" calcext:value-type="float">
            <text:p>72</text:p>
          </table:table-cell>
          <table:table-cell/>
          <table:table-cell table:formula="of:=SUM([.J8:.J52])" office:value-type="float" office:value="67480" calcext:value-type="float">
            <text:p>674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G_eigen(2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3]*[.I53]" office:value-type="float" office:value="0" calcext:value-type="float">
            <text:p>0</text:p>
          </table:table-cell>
          <table:table-cell/>
          <table:table-cell table:formula="of:=SUM([.J9:.J53])" office:value-type="float" office:value="67480" calcext:value-type="float">
            <text:p>674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wl_input_eigen(2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4]*[.I54]" office:value-type="float" office:value="0" calcext:value-type="float">
            <text:p>0</text:p>
          </table:table-cell>
          <table:table-cell/>
          <table:table-cell table:formula="of:=SUM([.J10:.J54])" office:value-type="float" office:value="67480" calcext:value-type="float">
            <text:p>674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wu_input_eigen(2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5]*[.I55]" office:value-type="float" office:value="0" calcext:value-type="float">
            <text:p>0</text:p>
          </table:table-cell>
          <table:table-cell/>
          <table:table-cell table:formula="of:=SUM([.J11:.J55])" office:value-type="float" office:value="67476" calcext:value-type="float">
            <text:p>67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wl_eigen(1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6]*[.I56]" office:value-type="float" office:value="0" calcext:value-type="float">
            <text:p>0</text:p>
          </table:table-cell>
          <table:table-cell/>
          <table:table-cell table:formula="of:=SUM([.J12:.J56])" office:value-type="float" office:value="67428" calcext:value-type="float">
            <text:p>67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/Eigen::Matrix&lt;double,Eigen::Dynamic,Eigen::Dynamic,Eigen::RowMajor&gt;</text:p>
          </table:table-cell>
          <table:table-cell office:value-type="string" calcext:value-type="string">
            <text:p>wu_eigen(1,1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H57]*[.I57]" office:value-type="float" office:value="0" calcext:value-type="float">
            <text:p>0</text:p>
          </table:table-cell>
          <table:table-cell/>
          <table:table-cell table:formula="of:=SUM([.J13:.J57])" office:value-type="float" office:value="67428" calcext:value-type="float">
            <text:p>6742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H58]*[.I58]" office:value-type="float" office:value="0" calcext:value-type="float">
            <text:p>0</text:p>
          </table:table-cell>
          <table:table-cell/>
          <table:table-cell table:formula="of:=SUM([.J14:.J58])" office:value-type="float" office:value="67428" calcext:value-type="float">
            <text:p>67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pOASES::real_t*</text:p>
          </table:table-cell>
          <table:table-cell office:value-type="string" calcext:value-type="string">
            <text:p>H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_eigen.data();</text:p>
          </table:table-cell>
          <table:table-cell table:number-columns-repeated="3"/>
          <table:table-cell table:formula="of:=[.H50]" office:value-type="float" office:value="2025" calcext:value-type="float">
            <text:p>2025</text:p>
          </table:table-cell>
          <table:table-cell office:value-type="float" office:value="8" calcext:value-type="float">
            <text:p>8</text:p>
          </table:table-cell>
          <table:table-cell table:formula="of:=[.H59]*[.I59]" office:value-type="float" office:value="16200" calcext:value-type="float">
            <text:p>16200</text:p>
          </table:table-cell>
          <table:table-cell/>
          <table:table-cell table:formula="of:=SUM([.J15:.J59])" office:value-type="float" office:value="83604" calcext:value-type="float">
            <text:p>83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pOASES::real_t*</text:p>
          </table:table-cell>
          <table:table-cell office:value-type="string" calcext:value-type="string">
            <text:p>F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_eigen.data();</text:p>
          </table:table-cell>
          <table:table-cell table:number-columns-repeated="3"/>
          <table:table-cell table:formula="of:=[.H51]"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table:formula="of:=[.H60]*[.I60]" office:value-type="float" office:value="1080" calcext:value-type="float">
            <text:p>1080</text:p>
          </table:table-cell>
          <table:table-cell/>
          <table:table-cell table:formula="of:=SUM([.J16:.J60])" office:value-type="float" office:value="84684" calcext:value-type="float">
            <text:p>84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pOASES::real_t*</text:p>
          </table:table-cell>
          <table:table-cell office:value-type="string" calcext:value-type="string">
            <text:p>Y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_eigen.data();</text:p>
          </table:table-cell>
          <table:table-cell table:number-columns-repeated="3"/>
          <table:table-cell table:formula="of:=[.H52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H61]*[.I61]" office:value-type="float" office:value="72" calcext:value-type="float">
            <text:p>72</text:p>
          </table:table-cell>
          <table:table-cell/>
          <table:table-cell table:formula="of:=SUM([.J17:.J61])" office:value-type="float" office:value="84756" calcext:value-type="float">
            <text:p>84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G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_eigen.data()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62]*[.I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wl_input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l_input_eigen.data()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63]*[.I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wu_input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u_input_eigen.data()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64]*[.I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wl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l_eigen.data();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65]*[.I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/qpOASES::real_t*</text:p>
          </table:table-cell>
          <table:table-cell office:value-type="string" calcext:value-type="string">
            <text:p>wu_q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u_eigen.data();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1">0000/00/00</text:date>, <text:time style:data-style-name="N2" text:time-value="19:13:01.077120138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7:44:19.769912545</meta:creation-date>
    <dc:date>2020-08-11T19:16:58.255533827</dc:date>
    <meta:editing-duration>PT49M23S</meta:editing-duration>
    <meta:editing-cycles>13</meta:editing-cycles>
    <meta:generator>LibreOffice/5.1.6.2$Linux_X86_64 LibreOffice_project/10m0$Build-2</meta:generator>
    <meta:document-statistic meta:table-count="2" meta:cell-count="636" meta:object-count="0"/>
  </office:meta>
</office:document-meta>
</file>